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2">
      <style:text-properties officeooo:rsid="0004188d" officeooo:paragraph-rsid="0004188d"/>
    </style:style>
    <style:style style:name="P2" style:family="paragraph" style:parent-style-name="Heading_20_1">
      <style:text-properties officeooo:rsid="0004188d" officeooo:paragraph-rsid="0004188d"/>
    </style:style>
    <style:style style:name="P3" style:family="paragraph" style:parent-style-name="Heading_20_3">
      <style:text-properties officeooo:rsid="0004188d" officeooo:paragraph-rsid="0004188d"/>
    </style:style>
    <style:style style:name="P4" style:family="paragraph" style:parent-style-name="Text_20_body">
      <style:text-properties officeooo:rsid="0004188d" officeooo:paragraph-rsid="0004188d"/>
    </style:style>
    <style:style style:name="P5" style:family="paragraph" style:parent-style-name="Text_20_body" style:list-style-name="L3">
      <style:paragraph-properties fo:margin-top="0cm" fo:margin-bottom="0cm" style:contextual-spacing="false"/>
      <style:text-properties officeooo:rsid="0004188d" officeooo:paragraph-rsid="0004188d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officeooo:rsid="0004188d" officeooo:paragraph-rsid="0004188d"/>
    </style:style>
    <style:style style:name="P7" style:family="paragraph" style:parent-style-name="Text_20_body" style:list-style-name="L4">
      <style:paragraph-properties fo:margin-top="0cm" fo:margin-bottom="0cm" style:contextual-spacing="false"/>
      <style:text-properties officeooo:rsid="0004188d" officeooo:paragraph-rsid="0004188d"/>
    </style:style>
    <style:style style:name="P8" style:family="paragraph" style:parent-style-name="Text_20_body" style:list-style-name="L2" style:master-page-name="">
      <style:paragraph-properties fo:margin-top="0cm" fo:margin-bottom="0cm" style:contextual-spacing="false" style:page-number="auto"/>
      <style:text-properties officeooo:rsid="0004188d" officeooo:paragraph-rsid="0004188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Especificación de requisitos software</text:h>
      <text:h text:style-name="P1" text:outline-level="2">Modelo de requisitos</text:h>
      <text:h text:style-name="P3" text:outline-level="3">Requisitos funcionales</text:h>
      <text:list xml:id="list4665819512075888117" text:style-name="L2">
        <text:list-item>
          <text:p text:style-name="P8">La agenda será como la de un teléfono inteligente</text:p>
        </text:list-item>
        <text:list-item>
          <text:p text:style-name="P6">La agenda contará con una función de búsqueda de contactos</text:p>
        </text:list-item>
        <text:list-item>
          <text:p text:style-name="P6">La agenda contará con un método que permita órdenarla</text:p>
        </text:list-item>
        <text:list-item>
          <text:p text:style-name="P6">La agenda permitirá funciones de inserción/edición/borrado</text:p>
        </text:list-item>
        <text:list-item>
          <text:p text:style-name="P6">La agenda no tendrá seguridad a la hora de acceder a ella</text:p>
        </text:list-item>
        <text:list-item>
          <text:p text:style-name="P6">La agenda permitirá el respaldo mediante copia de seguridad y la restauración de la misma</text:p>
        </text:list-item>
        <text:list-item>
          <text:p text:style-name="P6">La agenda se utilizará con una interfaz por consola</text:p>
        </text:list-item>
        <text:list-item>
          <text:p text:style-name="P6">La agenda permitirá mostrarse mediante un listado tanto en consola como en HTML</text:p>
        </text:list-item>
      </text:list>
      <text:h text:style-name="P3" text:outline-level="3">Requisitos no funcionales</text:h>
      <text:list xml:id="list2138899135488490221" text:style-name="L3">
        <text:list-item>
          <text:p text:style-name="P5">Debe estar escrito en C++</text:p>
        </text:list-item>
        <text:list-item>
          <text:p text:style-name="P5">Se debe poder ejecutar en el sistema Linux</text:p>
        </text:list-item>
        <text:list-item>
          <text:p text:style-name="P5">No contará con medidas de seguridad</text:p>
        </text:list-item>
        <text:list-item>
          <text:p text:style-name="P5">Las copias de seguridad se ejecutarán de modo manual </text:p>
        </text:list-item>
        <text:list-item>
          <text:p text:style-name="P5">La cantidad de entradas a soportar se estima en unas 200</text:p>
        </text:list-item>
        <text:list-item>
          <text:p text:style-name="P5">El formato de almacenamiento será un fichero de texto plano/binario</text:p>
        </text:list-item>
      </text:list>
      <text:h text:style-name="P1" text:outline-level="2">Modelo de casos de uso</text:h>
      <text:list xml:id="list2953078596044048497" text:style-name="L4">
        <text:list-item>
          <text:p text:style-name="P7">Insertar Contacto</text:p>
        </text:list-item>
        <text:list-item>
          <text:p text:style-name="P7">Buscar Contacto por su Nombre</text:p>
        </text:list-item>
        <text:list-item>
          <text:p text:style-name="P7">Copia de Seguridad</text:p>
        </text:list-item>
        <text:list-item>
          <text:p text:style-name="P7">Volcado de Copia de Seguridad</text:p>
        </text:list-item>
        <text:list-item>
          <text:p text:style-name="P7">Borrar</text:p>
        </text:list-item>
        <text:list-item>
          <text:p text:style-name="P7">Modificar Contacto</text:p>
        </text:list-item>
        <text:list-item>
          <text:p text:style-name="P7">Ordenar Alfabéticamente</text:p>
        </text:list-item>
        <text:list-item>
          <text:p text:style-name="P7">Imprimir Con Formato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 </meta:initial-creator>
    <meta:creation-date>2014-11-16T19:16:48.884981538</meta:creation-date>
    <dc:date>2014-11-16T19:30:08.943258868</dc:date>
    <dc:creator>grego </dc:creator>
    <meta:editing-duration>P0D</meta:editing-duration>
    <meta:editing-cycles>1</meta:editing-cycles>
    <meta:document-statistic meta:table-count="0" meta:image-count="0" meta:object-count="0" meta:page-count="1" meta:paragraph-count="27" meta:word-count="194" meta:character-count="1080" meta:non-whitespace-character-count="934"/>
    <meta:generator>LibreOffice/4.2.6.3$Linux_X86_64 LibreOffice_project/420m0$Build-3</meta:generator>
  </office:meta>
</office:document-meta>
</file>